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1fe2" officeooo:paragraph-rsid="000f1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Albi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20:43:27.096000000</meta:creation-date>
    <dc:date>2024-08-06T20:43:49.386000000</dc:date>
    <meta:editing-duration>PT23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7.6.4.1$Windows_X86_64 LibreOffice_project/e19e193f88cd6c0525a17fb7a176ed8e6a3e2aa1</meta:generator>
  </office:meta>
</office:document-meta>
</file>